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right" draw:textarea-vertical-align="middle" draw:fit-to-contour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5cm" svg:height="1.6cm" svg:x="14.5cm" svg:y="3.401cm">
          <text:p text:style-name="P1">Calculate research</text:p>
          <text:p text:style-name="P1">point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0cm" svg:height="0.963cm" svg:x="5.5cm" svg:y="1.038cm">
          <draw:text-box>
            <text:p text:style-name="P2">Proposed Turn processing in v0.5</text:p>
          </draw:text-box>
        </draw:frame>
        <draw:custom-shape draw:style-name="gr1" draw:text-style-name="P1" xml:id="id2" draw:id="id2" draw:layer="layout" svg:width="5.5cm" svg:height="1cm" svg:x="7.75cm" svg:y="5.901cm">
          <text:p text:style-name="P1">Pre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5.5cm" svg:height="1cm" svg:x="7.75cm" svg:y="3.701cm">
          <text:p text:style-name="P1">Preprocess player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0.5cm" svg:y1="2.701cm" svg:x2="10.5cm" svg:y2="3.701cm">
          <text:p/>
        </draw:line>
        <draw:connector draw:style-name="gr3" draw:text-style-name="P1" draw:layer="layout" draw:type="line" svg:x1="10.5cm" svg:y1="4.701cm" svg:x2="10.5cm" svg:y2="5.901cm" draw:start-shape="id1" draw:end-shape="id2" draw:end-glue-point="4" svg:d="m10500 4701v1200" svg:viewBox="0 0 1 1201">
          <text:p/>
        </draw:connector>
        <draw:connector draw:style-name="gr4" draw:text-style-name="P1" draw:layer="layout" draw:type="line" svg:x1="13.25cm" svg:y1="4.201cm" svg:x2="14.5cm" svg:y2="4.201cm" draw:start-shape="id1" draw:start-glue-point="7" draw:end-shape="id3" draw:end-glue-point="5" svg:d="m13250 4201h1250" svg:viewBox="0 0 1251 1">
          <text:p/>
        </draw:connector>
        <draw:custom-shape draw:style-name="gr1" draw:text-style-name="P1" xml:id="id4" draw:id="id4" draw:layer="layout" svg:width="5.5cm" svg:height="1.6cm" svg:x="14.5cm" svg:y="5.601cm">
          <text:p text:style-name="P1">Calculate system</text:p>
          <text:p text:style-name="P1">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3.25cm" svg:y1="6.401cm" svg:x2="14.5cm" svg:y2="6.401cm" draw:start-shape="id2" draw:start-glue-point="7" draw:end-shape="id4" draw:end-glue-point="5" svg:d="m13250 6401h1250" svg:viewBox="0 0 1251 1">
          <text:p/>
        </draw:connector>
        <draw:custom-shape draw:style-name="gr1" draw:text-style-name="P1" xml:id="id6" draw:id="id6" draw:layer="layout" svg:width="5.5cm" svg:height="1cm" svg:x="7.75cm" svg:y="9.201cm">
          <text:p text:style-name="P1">Colonies, 1<text:span text:style-name="T1">st</text:span> p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6cm" svg:height="1.6cm" svg:x="14cm" svg:y="7.801cm">
          <text:p text:style-name="P1">Build (consume </text:p>
          <text:p text:style-name="P1">construction queu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6cm" svg:height="1.6cm" svg:x="14cm" svg:y="10.201cm">
          <text:p text:style-name="P1">Apply instant</text:p>
          <text:p text:style-name="P1">effect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4cm" svg:y1="8.601cm" svg:x2="13.25cm" svg:y2="9.701cm" draw:start-shape="id5" draw:end-shape="id6" draw:end-glue-point="7" svg:d="m14000 8601-750 1100" svg:viewBox="0 0 751 1101">
          <text:p/>
        </draw:connector>
        <draw:custom-shape draw:style-name="gr1" draw:text-style-name="P1" xml:id="id19" draw:id="id19" draw:layer="layout" svg:width="6cm" svg:height="1.5cm" svg:x="14cm" svg:y="26.4cm">
          <text:p text:style-name="P1">Check construction</text:p>
          <text:p text:style-name="P1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3.25cm" svg:y1="9.701cm" svg:x2="14cm" svg:y2="15.001cm" draw:start-shape="id6" draw:start-glue-point="7" draw:end-shape="id7" draw:end-glue-point="5" svg:d="m13250 9701 750 5300" svg:viewBox="0 0 751 5301">
          <text:p/>
        </draw:connector>
        <draw:connector draw:style-name="gr3" draw:text-style-name="P1" draw:layer="layout" draw:type="line" svg:x1="17cm" svg:y1="9.401cm" svg:x2="17cm" svg:y2="10.201cm" draw:start-shape="id5" draw:start-glue-point="6" draw:end-shape="id8" draw:end-glue-point="4" svg:d="m17000 9401v800" svg:viewBox="0 0 1 801">
          <text:p/>
        </draw:connector>
        <draw:connector draw:style-name="gr3" draw:text-style-name="P1" draw:layer="layout" draw:type="line" svg:x1="10.5cm" svg:y1="6.901cm" svg:x2="10.5cm" svg:y2="9.201cm" draw:start-shape="id2" draw:start-glue-point="6" draw:end-shape="id6" draw:end-glue-point="4" svg:d="m10500 6901v2300" svg:viewBox="0 0 1 2301">
          <text:p/>
        </draw:connector>
        <draw:custom-shape draw:style-name="gr1" draw:text-style-name="P1" xml:id="id9" draw:id="id9" draw:layer="layout" svg:width="6cm" svg:height="1cm" svg:x="14cm" svg:y="12.601cm">
          <text:p text:style-name="P1">Apply terraform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11.801cm" svg:x2="17cm" svg:y2="12.601cm" draw:start-shape="id8" draw:start-glue-point="6" draw:end-shape="id9" draw:end-glue-point="4" svg:d="m17000 11801v800" svg:viewBox="0 0 1 801">
          <text:p/>
        </draw:connector>
        <draw:custom-shape draw:style-name="gr1" draw:text-style-name="P1" xml:id="id7" draw:id="id7" draw:layer="layout" svg:width="6cm" svg:height="1cm" svg:x="14cm" svg:y="14.501cm">
          <text:p text:style-name="P1">Grow po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13.601cm" svg:x2="17cm" svg:y2="14.501cm" draw:start-shape="id9" draw:start-glue-point="6" draw:end-shape="id7" draw:end-glue-point="4" svg:d="m17000 13601v900" svg:viewBox="0 0 1 901">
          <text:p/>
        </draw:connector>
        <draw:custom-shape draw:style-name="gr1" draw:text-style-name="P1" xml:id="id10" draw:id="id10" draw:layer="layout" svg:width="5.5cm" svg:height="1cm" svg:x="7.75cm" svg:y="12.501cm">
          <text:p text:style-name="P1">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0.201cm" svg:x2="10.5cm" svg:y2="12.501cm" draw:start-shape="id6" draw:start-glue-point="6" draw:end-shape="id10" draw:end-glue-point="4" svg:d="m10500 10201v2300" svg:viewBox="0 0 1 2301">
          <text:p/>
        </draw:connector>
        <draw:custom-shape draw:style-name="gr1" draw:text-style-name="P1" xml:id="id11" draw:id="id11" draw:layer="layout" svg:width="6cm" svg:height="1.6cm" svg:x="1cm" svg:y="10.401cm">
          <text:p text:style-name="P1">Calculate effects</text:p>
          <text:p text:style-name="P1">from coloni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2" draw:id="id12" draw:layer="layout" svg:width="6cm" svg:height="1cm" svg:x="1cm" svg:y="12.801cm">
          <text:p text:style-name="P1">Buil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6cm" svg:height="1cm" svg:x="1cm" svg:y="14.601cm">
          <text:p text:style-name="P1">Perform migra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cm" svg:y1="12.001cm" svg:x2="4cm" svg:y2="12.801cm" draw:start-shape="id11" draw:start-glue-point="6" draw:end-shape="id12" draw:end-glue-point="4" svg:d="m4000 12001v800" svg:viewBox="0 0 1 801">
          <text:p/>
        </draw:connector>
        <draw:connector draw:style-name="gr3" draw:text-style-name="P1" draw:layer="layout" draw:type="line" svg:x1="4cm" svg:y1="13.801cm" svg:x2="4cm" svg:y2="14.601cm" draw:start-shape="id12" draw:end-shape="id13" draw:end-glue-point="4" svg:d="m4000 13801v800" svg:viewBox="0 0 1 801">
          <text:p/>
        </draw:connector>
        <draw:connector draw:style-name="gr4" draw:text-style-name="P1" draw:layer="layout" draw:type="line" svg:x1="7cm" svg:y1="11.201cm" svg:x2="7.75cm" svg:y2="13.001cm" draw:start-shape="id11" draw:start-glue-point="7" draw:end-shape="id10" svg:d="m7000 11201 750 1800" svg:viewBox="0 0 751 1801">
          <text:p/>
        </draw:connector>
        <draw:connector draw:style-name="gr4" draw:text-style-name="P1" draw:layer="layout" draw:type="line" svg:x1="7.75cm" svg:y1="13.001cm" svg:x2="7cm" svg:y2="15.101cm" draw:start-shape="id10" draw:start-glue-point="5" draw:end-shape="id13" draw:end-glue-point="7" svg:d="m7750 13001-750 2100" svg:viewBox="0 0 751 2101">
          <text:p/>
        </draw:connector>
        <draw:custom-shape draw:style-name="gr1" draw:text-style-name="P1" xml:id="id14" draw:id="id14" draw:layer="layout" svg:width="5.5cm" svg:height="1cm" svg:x="7.75cm" svg:y="16.501cm">
          <text:p text:style-name="P1">Process ship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3.501cm" svg:x2="10.5cm" svg:y2="16.501cm" draw:start-shape="id10" draw:start-glue-point="6" draw:end-shape="id14" draw:end-glue-point="4" svg:d="m10500 13501v3000" svg:viewBox="0 0 1 3001">
          <text:p/>
        </draw:connector>
        <draw:connector draw:style-name="gr3" draw:text-style-name="P1" draw:layer="layout" draw:type="line" svg:x1="10.5cm" svg:y1="17.501cm" svg:x2="10.5cm" svg:y2="18.501cm" draw:start-shape="id14" draw:start-glue-point="6" draw:end-shape="id15" draw:end-glue-point="4" svg:d="m10500 17501v1000" svg:viewBox="0 0 1 1001">
          <text:p/>
        </draw:connector>
        <draw:custom-shape draw:style-name="gr1" draw:text-style-name="P1" xml:id="id20" draw:id="id20" draw:layer="layout" svg:width="5.5cm" svg:height="1cm" svg:x="7.75cm" svg:y="25.301cm">
          <text:p text:style-name="P1">Colonies, 2<text:span text:style-name="T1">nd</text:span> p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5.5cm" svg:height="1cm" svg:x="7.75cm" svg:y="18.501cm">
          <text:p text:style-name="P1">Re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5.5cm" svg:height="1.5cm" svg:x="7.75cm" svg:y="20.501cm">
          <text:p text:style-name="P1">Update ship</text:p>
          <text:p text:style-name="P1">desig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7" draw:id="id17" draw:layer="layout" svg:width="5.5cm" svg:height="1.5cm" svg:x="7.75cm" svg:y="23.001cm">
          <text:p text:style-name="P1">Upgrade and</text:p>
          <text:p text:style-name="P1">repair ship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9.501cm" svg:x2="10.5cm" svg:y2="20.501cm" draw:start-shape="id15" draw:start-glue-point="6" draw:end-shape="id16" draw:end-glue-point="4" svg:d="m10500 19501v1000" svg:viewBox="0 0 1 1001">
          <text:p/>
        </draw:connector>
        <draw:connector draw:style-name="gr3" draw:text-style-name="P1" draw:layer="layout" draw:type="line" svg:x1="10.5cm" svg:y1="22.001cm" svg:x2="10.5cm" svg:y2="23.001cm" draw:start-shape="id16" draw:start-glue-point="6" draw:end-shape="id17" draw:end-glue-point="4" svg:d="m10500 22001v1000" svg:viewBox="0 0 1 1001">
          <text:p/>
        </draw:connector>
        <draw:custom-shape draw:style-name="gr1" draw:text-style-name="P1" xml:id="id18" draw:id="id18" draw:layer="layout" svg:width="6cm" svg:height="1.6cm" svg:x="14cm" svg:y="24.1cm">
          <text:p text:style-name="P1">Apply normal</text:p>
          <text:p text:style-name="P1">effect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25.7cm" svg:x2="17cm" svg:y2="26.4cm" draw:start-shape="id18" draw:start-glue-point="6" draw:end-shape="id19" svg:d="m17000 25700v700" svg:viewBox="0 0 1 701">
          <text:p/>
        </draw:connector>
        <draw:connector draw:style-name="gr3" draw:text-style-name="P1" draw:layer="layout" draw:type="line" svg:x1="10.5cm" svg:y1="24.501cm" svg:x2="10.5cm" svg:y2="25.301cm" draw:start-shape="id17" draw:start-glue-point="6" draw:end-shape="id20" draw:end-glue-point="4" svg:d="m10500 24501v800" svg:viewBox="0 0 1 801">
          <text:p/>
        </draw:connector>
        <draw:connector draw:style-name="gr4" draw:text-style-name="P1" draw:layer="layout" draw:type="line" svg:x1="14cm" svg:y1="24.9cm" svg:x2="13.25cm" svg:y2="25.801cm" draw:start-shape="id18" draw:start-glue-point="5" draw:end-shape="id20" draw:end-glue-point="7" svg:d="m14000 24900-750 901" svg:viewBox="0 0 751 902">
          <text:p/>
        </draw:connector>
        <draw:connector draw:style-name="gr4" draw:text-style-name="P1" draw:layer="layout" draw:type="line" svg:x1="14cm" svg:y1="27.15cm" svg:x2="13.25cm" svg:y2="25.801cm" draw:start-shape="id19" draw:end-shape="id20" draw:end-glue-point="7" svg:d="m14000 27150-750-1349" svg:viewBox="0 0 751 1350">
          <text:p/>
        </draw:connector>
        <draw:custom-shape draw:style-name="gr1" draw:text-style-name="P1" xml:id="id22" draw:id="id22" draw:layer="layout" svg:width="5.5cm" svg:height="3.699cm" svg:x="14.5cm" svg:y="18.301cm">
          <text:p text:style-name="P1">Ship missions</text:p>
          <text:p text:style-name="P1">(space combat,</text:p>
          <text:p text:style-name="P1">ground combat,</text:p>
          <text:p text:style-name="P1">bombardment,</text:p>
          <text:p text:style-name="P1">colonization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3.25cm" svg:y1="17.001cm" svg:x2="14.5cm" svg:y2="16.801cm" draw:start-shape="id14" draw:start-glue-point="7" draw:end-shape="id21" draw:end-glue-point="5" svg:d="m13250 17001 1250-200" svg:viewBox="0 0 1251 201">
          <text:p/>
        </draw:connector>
        <draw:connector draw:style-name="gr4" draw:text-style-name="P1" draw:layer="layout" draw:type="line" svg:x1="13.25cm" svg:y1="17.001cm" svg:x2="14.5cm" svg:y2="20.151cm" draw:start-shape="id14" draw:start-glue-point="7" draw:end-shape="id22" draw:end-glue-point="5" svg:d="m13250 17001 1250 3150" svg:viewBox="0 0 1251 3151">
          <text:p/>
        </draw:connector>
        <draw:custom-shape draw:style-name="gr1" draw:text-style-name="P1" xml:id="id21" draw:id="id21" draw:layer="layout" svg:width="5.5cm" svg:height="1cm" svg:x="14.5cm" svg:y="16.301cm">
          <text:p text:style-name="P1">Move ship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.25cm" svg:y1="17.301cm" svg:x2="17.25cm" svg:y2="18.301cm" draw:end-shape="id22" draw:end-glue-point="4" svg:d="m17250 17301v1000" svg:viewBox="0 0 1 1001">
          <text:p/>
        </draw:connector>
      </draw:page>
      <draw:page draw:name="page2" draw:style-name="dp1" draw:master-page-name="Default">
        <draw:custom-shape draw:style-name="gr5" draw:text-style-name="P3" xml:id="id25" draw:id="id25" draw:layer="Layout" svg:width="5.5cm" svg:height="1.6cm" svg:x="14.5cm" svg:y="3.4cm">
          <text:p text:style-name="P3">Calculate research</text:p>
          <text:p text:style-name="P3">point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8cm" svg:height="0.963cm" svg:x="6.5cm" svg:y="1.037cm">
          <draw:text-box>
            <text:p text:style-name="P3">Turn processing in v0.4</text:p>
          </draw:text-box>
        </draw:frame>
        <draw:custom-shape draw:style-name="gr5" draw:text-style-name="P3" xml:id="id24" draw:id="id24" draw:layer="Layout" svg:width="5.5cm" svg:height="1cm" svg:x="7.75cm" svg:y="5.9cm">
          <text:p text:style-name="P3">Pre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23" draw:id="id23" draw:layer="Layout" svg:width="5.5cm" svg:height="1cm" svg:x="7.75cm" svg:y="3.7cm">
          <text:p text:style-name="P3">Preprocess player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0.5cm" svg:y1="2.7cm" svg:x2="10.5cm" svg:y2="3.7cm">
          <text:p/>
        </draw:line>
        <draw:connector draw:style-name="gr3" draw:text-style-name="P1" draw:layer="layout" draw:type="line" svg:x1="10.5cm" svg:y1="4.7cm" svg:x2="10.5cm" svg:y2="5.9cm" draw:start-shape="id23" draw:end-shape="id24" draw:end-glue-point="4" svg:d="m10500 4700v1200" svg:viewBox="0 0 1 1201">
          <text:p/>
        </draw:connector>
        <draw:connector draw:style-name="gr4" draw:text-style-name="P1" draw:layer="layout" draw:type="line" svg:x1="13.25cm" svg:y1="4.2cm" svg:x2="14.5cm" svg:y2="4.2cm" draw:start-shape="id23" draw:start-glue-point="7" draw:end-shape="id25" draw:end-glue-point="5" svg:d="m13250 4200h1250" svg:viewBox="0 0 1251 1">
          <text:p/>
        </draw:connector>
        <draw:custom-shape draw:style-name="gr5" draw:text-style-name="P3" xml:id="id26" draw:id="id26" draw:layer="Layout" svg:width="5.5cm" svg:height="1.6cm" svg:x="14.5cm" svg:y="5.6cm">
          <text:p text:style-name="P3">Calculate system</text:p>
          <text:p text:style-name="P3">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3.25cm" svg:y1="6.4cm" svg:x2="14.5cm" svg:y2="6.4cm" draw:start-shape="id24" draw:start-glue-point="7" draw:end-shape="id26" draw:end-glue-point="5" svg:d="m13250 6400h1250" svg:viewBox="0 0 1251 1">
          <text:p/>
        </draw:connector>
        <draw:custom-shape draw:style-name="gr5" draw:text-style-name="P3" xml:id="id28" draw:id="id28" draw:layer="Layout" svg:width="5.5cm" svg:height="1cm" svg:x="7.75cm" svg:y="9.2cm">
          <text:p text:style-name="P3">Colonies, 1<text:span text:style-name="T1">st</text:span> p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27" draw:id="id27" draw:layer="Layout" svg:width="6cm" svg:height="1.6cm" svg:x="14cm" svg:y="7.8cm">
          <text:p text:style-name="P3">Build (consume </text:p>
          <text:p text:style-name="P3">construction queu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0" draw:id="id30" draw:layer="Layout" svg:width="6cm" svg:height="1.6cm" svg:x="14cm" svg:y="10.2cm">
          <text:p text:style-name="P3">Apply instant</text:p>
          <text:p text:style-name="P3">effect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4cm" svg:y1="8.6cm" svg:x2="13.25cm" svg:y2="9.7cm" draw:start-shape="id27" draw:end-shape="id28" draw:end-glue-point="7" svg:d="m14000 8600-750 1100" svg:viewBox="0 0 751 1101">
          <text:p/>
        </draw:connector>
        <draw:custom-shape draw:style-name="gr5" draw:text-style-name="P3" xml:id="id42" draw:id="id42" draw:layer="Layout" svg:width="6cm" svg:height="1.5cm" svg:x="14cm" svg:y="26.1cm">
          <text:p text:style-name="P3">Check construction</text:p>
          <text:p text:style-name="P3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3.25cm" svg:y1="9.7cm" svg:x2="14cm" svg:y2="15cm" draw:start-shape="id28" draw:start-glue-point="7" draw:end-shape="id29" draw:end-glue-point="5" svg:d="m13250 9700 750 5300" svg:viewBox="0 0 751 5301">
          <text:p/>
        </draw:connector>
        <draw:connector draw:style-name="gr3" draw:text-style-name="P1" draw:layer="layout" draw:type="line" svg:x1="17cm" svg:y1="9.4cm" svg:x2="17cm" svg:y2="10.2cm" draw:start-shape="id27" draw:start-glue-point="6" draw:end-shape="id30" draw:end-glue-point="4" svg:d="m17000 9400v800" svg:viewBox="0 0 1 801">
          <text:p/>
        </draw:connector>
        <draw:connector draw:style-name="gr3" draw:text-style-name="P1" draw:layer="layout" draw:type="line" svg:x1="10.5cm" svg:y1="6.9cm" svg:x2="10.5cm" svg:y2="9.2cm" draw:start-shape="id24" draw:start-glue-point="6" draw:end-shape="id28" draw:end-glue-point="4" svg:d="m10500 6900v2300" svg:viewBox="0 0 1 2301">
          <text:p/>
        </draw:connector>
        <draw:custom-shape draw:style-name="gr5" draw:text-style-name="P3" xml:id="id31" draw:id="id31" draw:layer="Layout" svg:width="6cm" svg:height="1cm" svg:x="14cm" svg:y="12.6cm">
          <text:p text:style-name="P3">Apply terraform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11.8cm" svg:x2="17cm" svg:y2="12.6cm" draw:start-shape="id30" draw:start-glue-point="6" draw:end-shape="id31" draw:end-glue-point="4" svg:d="m17000 11800v800" svg:viewBox="0 0 1 801">
          <text:p/>
        </draw:connector>
        <draw:custom-shape draw:style-name="gr5" draw:text-style-name="P3" xml:id="id29" draw:id="id29" draw:layer="Layout" svg:width="6cm" svg:height="1cm" svg:x="14cm" svg:y="14.5cm">
          <text:p text:style-name="P3">Grow popu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13.6cm" svg:x2="17cm" svg:y2="14.5cm" draw:start-shape="id31" draw:start-glue-point="6" draw:end-shape="id29" draw:end-glue-point="4" svg:d="m17000 13600v900" svg:viewBox="0 0 1 901">
          <text:p/>
        </draw:connector>
        <draw:custom-shape draw:style-name="gr5" draw:text-style-name="P3" xml:id="id32" draw:id="id32" draw:layer="Layout" svg:width="5.5cm" svg:height="1cm" svg:x="7.75cm" svg:y="12.5cm">
          <text:p text:style-name="P3">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0.2cm" svg:x2="10.5cm" svg:y2="12.5cm" draw:start-shape="id28" draw:start-glue-point="6" draw:end-shape="id32" draw:end-glue-point="4" svg:d="m10500 10200v2300" svg:viewBox="0 0 1 2301">
          <text:p/>
        </draw:connector>
        <draw:custom-shape draw:style-name="gr5" draw:text-style-name="P3" xml:id="id33" draw:id="id33" draw:layer="Layout" svg:width="6cm" svg:height="1.6cm" svg:x="1cm" svg:y="10.4cm">
          <text:p text:style-name="P3">Calculate effects</text:p>
          <text:p text:style-name="P3">from coloni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4" draw:id="id34" draw:layer="Layout" svg:width="6cm" svg:height="1cm" svg:x="1cm" svg:y="12.8cm">
          <text:p text:style-name="P3">Buil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5" draw:id="id35" draw:layer="Layout" svg:width="6cm" svg:height="1cm" svg:x="1cm" svg:y="14.6cm">
          <text:p text:style-name="P3">Perform migra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cm" svg:y1="12cm" svg:x2="4cm" svg:y2="12.8cm" draw:start-shape="id33" draw:start-glue-point="6" draw:end-shape="id34" draw:end-glue-point="4" svg:d="m4000 12000v800" svg:viewBox="0 0 1 801">
          <text:p/>
        </draw:connector>
        <draw:connector draw:style-name="gr3" draw:text-style-name="P1" draw:layer="layout" draw:type="line" svg:x1="4cm" svg:y1="13.8cm" svg:x2="4cm" svg:y2="14.6cm" draw:start-shape="id34" draw:end-shape="id35" draw:end-glue-point="4" svg:d="m4000 13800v800" svg:viewBox="0 0 1 801">
          <text:p/>
        </draw:connector>
        <draw:connector draw:style-name="gr4" draw:text-style-name="P1" draw:layer="layout" draw:type="line" svg:x1="7cm" svg:y1="11.2cm" svg:x2="7.75cm" svg:y2="13cm" draw:start-shape="id33" draw:start-glue-point="7" draw:end-shape="id32" svg:d="m7000 11200 750 1800" svg:viewBox="0 0 751 1801">
          <text:p/>
        </draw:connector>
        <draw:connector draw:style-name="gr4" draw:text-style-name="P1" draw:layer="layout" draw:type="line" svg:x1="7.75cm" svg:y1="13cm" svg:x2="7cm" svg:y2="15.1cm" draw:start-shape="id32" draw:start-glue-point="5" draw:end-shape="id35" draw:end-glue-point="7" svg:d="m7750 13000-750 2100" svg:viewBox="0 0 751 2101">
          <text:p/>
        </draw:connector>
        <draw:custom-shape draw:style-name="gr5" draw:text-style-name="P3" xml:id="id36" draw:id="id36" draw:layer="Layout" svg:width="5.5cm" svg:height="1cm" svg:x="7.75cm" svg:y="14.5cm">
          <text:p text:style-name="P3">Colonise plane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7" draw:id="id37" draw:layer="Layout" svg:width="5.5cm" svg:height="1cm" svg:x="7.75cm" svg:y="16.5cm">
          <text:p text:style-name="P3">Process ship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45" draw:id="id45" draw:layer="Layout" svg:width="5.5cm" svg:height="1cm" svg:x="14.5cm" svg:y="20cm">
          <text:p text:style-name="P3">Ground comba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3.5cm" svg:x2="10.5cm" svg:y2="14.5cm" draw:start-shape="id32" draw:start-glue-point="6" draw:end-shape="id36" draw:end-glue-point="4" svg:d="m10500 13500v1000" svg:viewBox="0 0 1 1001">
          <text:p/>
        </draw:connector>
        <draw:connector draw:style-name="gr3" draw:text-style-name="P1" draw:layer="layout" draw:type="line" svg:x1="10.5cm" svg:y1="15.5cm" svg:x2="10.5cm" svg:y2="16.5cm" draw:start-shape="id36" draw:start-glue-point="6" draw:end-shape="id37" draw:end-glue-point="4" svg:d="m10500 15500v1000" svg:viewBox="0 0 1 1001">
          <text:p/>
        </draw:connector>
        <draw:connector draw:style-name="gr3" draw:text-style-name="P1" draw:layer="layout" draw:type="line" svg:x1="10.5cm" svg:y1="17.5cm" svg:x2="10.5cm" svg:y2="18.5cm" draw:start-shape="id37" draw:start-glue-point="6" draw:end-shape="id38" draw:end-glue-point="4" svg:d="m10500 17500v1000" svg:viewBox="0 0 1 1001">
          <text:p/>
        </draw:connector>
        <draw:custom-shape draw:style-name="gr5" draw:text-style-name="P3" xml:id="id43" draw:id="id43" draw:layer="Layout" svg:width="5.5cm" svg:height="1cm" svg:x="7.75cm" svg:y="25.3cm">
          <text:p text:style-name="P3">Colonies, 2<text:span text:style-name="T1">nd</text:span> pa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8" draw:id="id38" draw:layer="Layout" svg:width="5.5cm" svg:height="1cm" svg:x="7.75cm" svg:y="18.5cm">
          <text:p text:style-name="P3">Re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9" draw:id="id39" draw:layer="Layout" svg:width="5.5cm" svg:height="1.5cm" svg:x="7.75cm" svg:y="20.5cm">
          <text:p text:style-name="P3">Update ship</text:p>
          <text:p text:style-name="P3">desig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40" draw:id="id40" draw:layer="Layout" svg:width="5.5cm" svg:height="1.5cm" svg:x="7.75cm" svg:y="23cm">
          <text:p text:style-name="P3">Upgrade and</text:p>
          <text:p text:style-name="P3">repair ship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5cm" svg:y1="19.5cm" svg:x2="10.5cm" svg:y2="20.5cm" draw:start-shape="id38" draw:start-glue-point="6" draw:end-shape="id39" draw:end-glue-point="4" svg:d="m10500 19500v1000" svg:viewBox="0 0 1 1001">
          <text:p/>
        </draw:connector>
        <draw:connector draw:style-name="gr3" draw:text-style-name="P1" draw:layer="layout" draw:type="line" svg:x1="10.5cm" svg:y1="22cm" svg:x2="10.5cm" svg:y2="23cm" draw:start-shape="id39" draw:start-glue-point="6" draw:end-shape="id40" draw:end-glue-point="4" svg:d="m10500 22000v1000" svg:viewBox="0 0 1 1001">
          <text:p/>
        </draw:connector>
        <draw:custom-shape draw:style-name="gr5" draw:text-style-name="P3" xml:id="id41" draw:id="id41" draw:layer="Layout" svg:width="6cm" svg:height="1.6cm" svg:x="14cm" svg:y="23.8cm">
          <text:p text:style-name="P3">Apply normal</text:p>
          <text:p text:style-name="P3">effect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cm" svg:y1="25.4cm" svg:x2="17cm" svg:y2="26.1cm" draw:start-shape="id41" draw:start-glue-point="6" draw:end-shape="id42" svg:d="m17000 25400v700" svg:viewBox="0 0 1 701">
          <text:p/>
        </draw:connector>
        <draw:connector draw:style-name="gr3" draw:text-style-name="P1" draw:layer="layout" draw:type="line" svg:x1="10.5cm" svg:y1="24.5cm" svg:x2="10.5cm" svg:y2="25.3cm" draw:start-shape="id40" draw:start-glue-point="6" draw:end-shape="id43" draw:end-glue-point="4" svg:d="m10500 24500v800" svg:viewBox="0 0 1 801">
          <text:p/>
        </draw:connector>
        <draw:connector draw:style-name="gr4" draw:text-style-name="P1" draw:layer="layout" draw:type="line" svg:x1="14cm" svg:y1="24.6cm" svg:x2="13.25cm" svg:y2="25.8cm" draw:start-shape="id41" draw:start-glue-point="5" draw:end-shape="id43" draw:end-glue-point="7" svg:d="m14000 24600-750 1200" svg:viewBox="0 0 751 1201">
          <text:p/>
        </draw:connector>
        <draw:connector draw:style-name="gr4" draw:text-style-name="P1" draw:layer="layout" draw:type="line" svg:x1="14cm" svg:y1="26.85cm" svg:x2="13.25cm" svg:y2="25.8cm" draw:start-shape="id42" draw:end-shape="id43" draw:end-glue-point="7" svg:d="m14000 26850-750-1050" svg:viewBox="0 0 751 1051">
          <text:p/>
        </draw:connector>
        <draw:custom-shape draw:style-name="gr5" draw:text-style-name="P3" xml:id="id44" draw:id="id44" draw:layer="Layout" svg:width="5.5cm" svg:height="1cm" svg:x="14.5cm" svg:y="18cm">
          <text:p text:style-name="P3">Space comba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.25cm" svg:y1="19cm" svg:x2="17.25cm" svg:y2="20cm" draw:start-shape="id44" draw:start-glue-point="6" draw:end-shape="id45" svg:d="m17250 19000v1000" svg:viewBox="0 0 1 1001">
          <text:p/>
        </draw:connector>
        <draw:connector draw:style-name="gr4" draw:text-style-name="P1" draw:layer="layout" draw:type="line" svg:x1="13.25cm" svg:y1="17cm" svg:x2="14.5cm" svg:y2="16.5cm" draw:start-shape="id37" draw:start-glue-point="7" draw:end-shape="id46" draw:end-glue-point="5" svg:d="m13250 17000 1250-500" svg:viewBox="0 0 1251 501">
          <text:p/>
        </draw:connector>
        <draw:connector draw:style-name="gr4" draw:text-style-name="P1" draw:layer="layout" draw:type="line" svg:x1="13.25cm" svg:y1="17cm" svg:x2="14.5cm" svg:y2="20.5cm" draw:start-shape="id37" draw:start-glue-point="7" draw:end-shape="id45" svg:d="m13250 17000 1250 3500" svg:viewBox="0 0 1251 3501">
          <text:p/>
        </draw:connector>
        <draw:custom-shape draw:style-name="gr5" draw:text-style-name="P3" xml:id="id46" draw:id="id46" draw:layer="Layout" svg:width="5.5cm" svg:height="1cm" svg:x="14.5cm" svg:y="16cm">
          <text:p text:style-name="P3">Move ship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7.25cm" svg:y1="17cm" svg:x2="17.25cm" svg:y2="18cm" draw:end-shape="id44" draw:end-glue-point="4" svg:d="m17250 17000v1000" svg:viewBox="0 0 1 1001">
          <text:p/>
        </draw:connector>
      </draw:page>
      <draw:page draw:name="page3" draw:style-name="dp1" draw:master-page-name="Default">
        <draw:frame draw:style-name="gr2" draw:text-style-name="P3" draw:layer="layout" svg:width="7.687cm" svg:height="0.963cm" svg:x="6.657cm" svg:y="1.5cm">
          <draw:text-box>
            <text:p text:style-name="P3">Turn processing in v0.3.1</text:p>
          </draw:text-box>
        </draw:frame>
        <draw:custom-shape draw:style-name="gr5" draw:text-style-name="P3" xml:id="id47" draw:id="id47" draw:layer="Layout" svg:width="4cm" svg:height="1.5cm" svg:x="8.5cm" svg:y="4.8cm">
          <text:p text:style-name="P3">Player's tur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0.5cm" svg:y1="3.3cm" svg:x2="10.5cm" svg:y2="4.8cm">
          <text:p/>
        </draw:line>
        <draw:custom-shape draw:style-name="gr5" draw:text-style-name="P3" xml:id="id48" draw:id="id48" draw:layer="Layout" svg:width="4.5cm" svg:height="2.5cm" svg:x="8.25cm" svg:y="7.3cm">
          <text:p text:style-name="P3">Is last play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0.5cm" svg:y1="6.3cm" svg:x2="10.5cm" svg:y2="7.3cm" draw:start-shape="id47" draw:start-glue-point="6" draw:end-shape="id48" draw:end-glue-point="4" svg:d="m10500 6300v1000" svg:viewBox="0 0 1 1001">
          <text:p/>
        </draw:connector>
        <draw:connector draw:style-name="gr6" draw:text-style-name="P1" draw:layer="layout" svg:x1="12.75cm" svg:y1="8.55cm" svg:x2="12.5cm" svg:y2="5.55cm" draw:start-shape="id48" draw:start-glue-point="7" draw:end-shape="id47" draw:end-glue-point="7" svg:d="m12750 8550h502v-3000h-752" svg:viewBox="0 0 753 3001">
          <text:p text:style-name="P1">No</text:p>
        </draw:connector>
        <draw:custom-shape draw:style-name="gr5" draw:text-style-name="P3" xml:id="id49" draw:id="id49" draw:layer="Layout" svg:width="4cm" svg:height="1.5cm" svg:x="8.5cm" svg:y="11cm">
          <text:p text:style-name="P3">Prepare</text:p>
          <text:p text:style-name="P3">player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7" draw:text-style-name="P1" draw:layer="layout" svg:x1="10.5cm" svg:y1="9.8cm" svg:x2="10.5cm" svg:y2="11cm" draw:start-shape="id48" draw:start-glue-point="6" draw:end-shape="id49" draw:end-glue-point="4" svg:d="m10500 9800v1200" svg:viewBox="0 0 1 1201">
          <text:p text:style-name="P1">Yes</text:p>
        </draw:connector>
        <draw:custom-shape draw:style-name="gr5" draw:text-style-name="P3" xml:id="id51" draw:id="id51" draw:layer="Layout" svg:width="5.5cm" svg:height="1cm" svg:x="14.5cm" svg:y="10cm">
          <text:p text:style-name="P3">Clear sitr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50" draw:id="id50" draw:layer="Layout" svg:width="5.5cm" svg:height="1.5cm" svg:x="14.5cm" svg:y="11.5cm">
          <text:p text:style-name="P3">Calculate research</text:p>
          <text:p text:style-name="P3">poi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4.5cm" svg:y1="12.25cm" svg:x2="12.5cm" svg:y2="11.75cm" draw:start-shape="id50" draw:start-glue-point="5" draw:end-shape="id49" draw:end-glue-point="7" svg:d="m14500 12250-2000-500" svg:viewBox="0 0 2001 501">
          <text:p/>
        </draw:connector>
        <draw:connector draw:style-name="gr4" draw:text-style-name="P1" draw:layer="layout" draw:type="line" svg:x1="14.5cm" svg:y1="10.5cm" svg:x2="12.5cm" svg:y2="11.75cm" draw:start-shape="id51" draw:start-glue-point="5" draw:end-shape="id49" draw:end-glue-point="7" svg:d="m14500 10500-2000 1250" svg:viewBox="0 0 2001 1251">
          <text:p/>
        </draw:connector>
        <draw:custom-shape draw:style-name="gr5" draw:text-style-name="P3" xml:id="id52" draw:id="id52" draw:layer="Layout" svg:width="5.5cm" svg:height="1cm" svg:x="7.75cm" svg:y="13.5cm">
          <text:p text:style-name="P3">Process coloni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2.5cm" svg:x2="10.5cm" svg:y2="13.5cm" draw:start-shape="id49" draw:start-glue-point="6" draw:end-shape="id52" draw:end-glue-point="4" svg:d="m10500 12500v1000" svg:viewBox="0 0 1 1001">
          <text:p/>
        </draw:connector>
        <draw:custom-shape draw:style-name="gr5" draw:text-style-name="P3" xml:id="id53" draw:id="id53" draw:layer="Layout" svg:width="5.5cm" svg:height="1cm" svg:x="7.75cm" svg:y="15.5cm">
          <text:p text:style-name="P3">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4.5cm" svg:x2="10.5cm" svg:y2="15.5cm" draw:start-shape="id52" draw:start-glue-point="6" draw:end-shape="id53" draw:end-glue-point="4" svg:d="m10500 14500v1000" svg:viewBox="0 0 1 1001">
          <text:p/>
        </draw:connector>
        <draw:custom-shape draw:style-name="gr5" draw:text-style-name="P3" xml:id="id54" draw:id="id54" draw:layer="Layout" svg:width="5.5cm" svg:height="1cm" svg:x="7.75cm" svg:y="17.4cm">
          <text:p text:style-name="P3">Process playe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6.5cm" svg:x2="10.5cm" svg:y2="17.4cm" draw:start-shape="id53" draw:start-glue-point="6" draw:end-shape="id54" draw:end-glue-point="4" svg:d="m10500 16500v900" svg:viewBox="0 0 1 901">
          <text:p/>
        </draw:connector>
        <draw:custom-shape draw:style-name="gr5" draw:text-style-name="P3" xml:id="id56" draw:id="id56" draw:layer="Layout" svg:width="5.5cm" svg:height="1cm" svg:x="1cm" svg:y="16.9cm">
          <text:p text:style-name="P3">Perform re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55" draw:id="id55" draw:layer="Layout" svg:width="5.5cm" svg:height="1.7cm" svg:x="7.75cm" svg:y="19.4cm">
          <text:p text:style-name="P3">Recalculate colony </text:p>
          <text:p text:style-name="P3">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8.4cm" svg:x2="10.5cm" svg:y2="19.4cm" draw:start-shape="id54" draw:start-glue-point="6" draw:end-shape="id55" draw:end-glue-point="4" svg:d="m10500 18400v1000" svg:viewBox="0 0 1 1001">
          <text:p/>
        </draw:connector>
        <draw:custom-shape draw:style-name="gr5" draw:text-style-name="P3" xml:id="id57" draw:id="id57" draw:layer="Layout" svg:width="5.5cm" svg:height="1cm" svg:x="1cm" svg:y="18.5cm">
          <text:p text:style-name="P3">Move fle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58" draw:id="id58" draw:layer="Layout" svg:width="5.5cm" svg:height="1.5cm" svg:x="1cm" svg:y="20.1cm">
          <text:p text:style-name="P3">New researchable</text:p>
          <text:p text:style-name="P3"><text:s/>item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59" draw:id="id59" draw:layer="Layout" svg:width="5.5cm" svg:height="1.5cm" svg:x="1cm" svg:y="22.2cm">
          <text:p text:style-name="P3">New predefined</text:p>
          <text:p text:style-name="P3">ship desig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3.75cm" svg:y1="17.9cm" svg:x2="3.75cm" svg:y2="18.5cm" draw:start-shape="id56" draw:start-glue-point="6" draw:end-shape="id57" draw:end-glue-point="4" svg:d="m3750 17900v600" svg:viewBox="0 0 1 601">
          <text:p/>
        </draw:connector>
        <draw:connector draw:style-name="gr3" draw:text-style-name="P1" draw:layer="layout" svg:x1="3.75cm" svg:y1="19.5cm" svg:x2="3.75cm" svg:y2="20.1cm" draw:start-shape="id57" draw:start-glue-point="6" draw:end-shape="id58" draw:end-glue-point="4" svg:d="m3750 19500v600" svg:viewBox="0 0 1 601">
          <text:p/>
        </draw:connector>
        <draw:connector draw:style-name="gr3" draw:text-style-name="P1" draw:layer="layout" svg:x1="3.75cm" svg:y1="21.6cm" svg:x2="3.75cm" svg:y2="22.2cm" draw:start-shape="id58" draw:start-glue-point="6" draw:end-shape="id59" draw:end-glue-point="4" svg:d="m3750 21600v600" svg:viewBox="0 0 1 601">
          <text:p/>
        </draw:connector>
        <draw:connector draw:style-name="gr4" draw:text-style-name="P1" draw:layer="layout" draw:type="line" svg:x1="6.5cm" svg:y1="17.4cm" svg:x2="7.75cm" svg:y2="17.9cm" draw:start-shape="id56" draw:start-glue-point="7" draw:end-shape="id54" draw:end-glue-point="5" svg:d="m6500 17400 1250 500" svg:viewBox="0 0 1251 501">
          <text:p/>
        </draw:connector>
        <draw:connector draw:style-name="gr4" draw:text-style-name="P1" draw:layer="layout" draw:type="line" svg:x1="7.75cm" svg:y1="17.9cm" svg:x2="6.5cm" svg:y2="22.95cm" draw:start-shape="id54" draw:start-glue-point="5" draw:end-shape="id59" draw:end-glue-point="7" svg:d="m7750 17900-1250 5050" svg:viewBox="0 0 1251 5051">
          <text:p/>
        </draw:connector>
        <draw:custom-shape draw:style-name="gr5" draw:text-style-name="P3" xml:id="id60" draw:id="id60" draw:layer="Layout" svg:width="6cm" svg:height="1.5cm" svg:x="1cm" svg:y="10.2cm">
          <text:p text:style-name="P3">Build (consume </text:p>
          <text:p text:style-name="P3">construction queu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62" draw:id="id62" draw:layer="Layout" svg:width="6cm" svg:height="1cm" svg:x="1cm" svg:y="12.3cm">
          <text:p text:style-name="P3">Apply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7cm" svg:y1="10.95cm" svg:x2="7.75cm" svg:y2="14cm" draw:start-shape="id60" draw:start-glue-point="7" draw:end-shape="id52" draw:end-glue-point="5" svg:d="m7000 10950 750 3050" svg:viewBox="0 0 751 3051">
          <text:p/>
        </draw:connector>
        <draw:custom-shape draw:style-name="gr5" draw:text-style-name="P3" xml:id="id61" draw:id="id61" draw:layer="Layout" svg:width="6cm" svg:height="1.5cm" svg:x="1cm" svg:y="13.9cm">
          <text:p text:style-name="P3">Check construction</text:p>
          <text:p text:style-name="P3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7cm" svg:y1="14.65cm" svg:x2="7.75cm" svg:y2="14cm" draw:start-shape="id61" draw:start-glue-point="7" draw:end-shape="id52" draw:end-glue-point="5" svg:d="m7000 14650 750-650" svg:viewBox="0 0 751 651">
          <text:p/>
        </draw:connector>
        <draw:connector draw:style-name="gr3" draw:text-style-name="P1" draw:layer="layout" svg:x1="4cm" svg:y1="11.7cm" svg:x2="4cm" svg:y2="12.3cm" draw:start-shape="id60" draw:start-glue-point="6" draw:end-shape="id62" draw:end-glue-point="4" svg:d="m4000 11700v600" svg:viewBox="0 0 1 601">
          <text:p/>
        </draw:connector>
        <draw:connector draw:style-name="gr3" draw:text-style-name="P1" draw:layer="layout" svg:x1="4cm" svg:y1="13.3cm" svg:x2="4cm" svg:y2="13.9cm" draw:start-shape="id62" draw:start-glue-point="6" draw:end-shape="id61" draw:end-glue-point="4" svg:d="m4000 13300v600" svg:viewBox="0 0 1 601">
          <text:p/>
        </draw:connector>
        <draw:custom-shape draw:style-name="gr5" draw:text-style-name="P3" xml:id="id63" draw:id="id63" draw:layer="Layout" svg:width="5.5cm" svg:height="1.2cm" svg:x="14.5cm" svg:y="14.2cm">
          <text:p text:style-name="P3">Calculate 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64" draw:id="id64" draw:layer="Layout" svg:width="5.5cm" svg:height="1.2cm" svg:x="14.5cm" svg:y="16cm">
          <text:p text:style-name="P3">Buil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65" draw:id="id65" draw:layer="Layout" svg:width="5.5cm" svg:height="1.2cm" svg:x="14.5cm" svg:y="17.8cm">
          <text:p text:style-name="P3">Do mig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7.25cm" svg:y1="15.4cm" svg:x2="17.25cm" svg:y2="16cm" draw:start-shape="id63" draw:start-glue-point="6" draw:end-shape="id64" draw:end-glue-point="4" svg:d="m17250 15400v600" svg:viewBox="0 0 1 601">
          <text:p/>
        </draw:connector>
        <draw:connector draw:style-name="gr3" draw:text-style-name="P1" draw:layer="layout" svg:x1="17.25cm" svg:y1="17.2cm" svg:x2="17.25cm" svg:y2="17.8cm" draw:start-shape="id64" draw:start-glue-point="6" draw:end-shape="id65" draw:end-glue-point="4" svg:d="m17250 17200v600" svg:viewBox="0 0 1 601">
          <text:p/>
        </draw:connector>
        <draw:connector draw:style-name="gr4" draw:text-style-name="P1" draw:layer="layout" draw:type="line" svg:x1="13.25cm" svg:y1="16cm" svg:x2="14.5cm" svg:y2="14.8cm" draw:start-shape="id53" draw:start-glue-point="7" draw:end-shape="id63" draw:end-glue-point="5" svg:d="m13250 16000 1250-1200" svg:viewBox="0 0 1251 1201">
          <text:p/>
        </draw:connector>
        <draw:connector draw:style-name="gr4" draw:text-style-name="P1" draw:layer="layout" draw:type="line" svg:x1="13.25cm" svg:y1="16cm" svg:x2="14.5cm" svg:y2="18.4cm" draw:start-shape="id53" draw:start-glue-point="7" draw:end-shape="id65" draw:end-glue-point="5" svg:d="m13250 16000 1250 2400" svg:viewBox="0 0 125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27T10:48:34.19</meta:creation-date>
    <meta:generator>LibreOffice/4.0.4.2$Windows_x86 LibreOffice_project/9e9821abd0ffdbc09cd8c52eaa574fa09eb08f2</meta:generator>
    <dc:date>2013-12-04T13:49:40.49</dc:date>
    <meta:editing-duration>PT13H22M11S</meta:editing-duration>
    <meta:editing-cycles>21</meta:editing-cycles>
    <meta:document-statistic meta:object-count="145"/>
  </office:meta>
</office:document-meta>
</file>